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hadow="none"/>
    </style:style>
    <style:style style:name="Table1.A" style:family="table-column">
      <style:table-column-properties style:column-width="1.9375in"/>
    </style:style>
    <style:style style:name="Table1.B" style:family="table-column">
      <style:table-column-properties style:column-width="4.7604in"/>
    </style:style>
    <style:style style:name="Table1.A1" style:family="table-cell">
      <style:table-cell-properties fo:background-color="#0066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0066b3"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de7b2"/>
    </style:style>
    <style:style style:name="P2" style:family="paragraph" style:parent-style-name="Standard">
      <style:paragraph-properties fo:text-align="justify" style:justify-single-word="false"/>
      <style:text-properties fo:color="#0066b3" style:font-name="LKLUG" fo:font-size="14pt" fo:font-weight="bold" officeooo:rsid="001de7b2" officeooo:paragraph-rsid="001de7b2" style:font-size-asian="14pt" style:font-weight-asian="bold" style:font-size-complex="14pt" style:font-weight-complex="bold"/>
    </style:style>
    <style:style style:name="P3" style:family="paragraph" style:parent-style-name="Standard">
      <style:paragraph-properties fo:text-align="center" style:justify-single-word="false"/>
      <style:text-properties officeooo:paragraph-rsid="001de7b2" fo:background-color="#fff685"/>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officeooo:rsid="002085f3" officeooo:paragraph-rsid="002085f3"/>
    </style:style>
    <style:style style:name="P6" style:family="paragraph" style:parent-style-name="Table_20_Contents">
      <style:paragraph-properties fo:text-align="justify" style:justify-single-word="false"/>
      <style:text-properties fo:color="#ce181e" fo:font-size="13pt" fo:font-weight="bold" officeooo:rsid="002085f3" officeooo:paragraph-rsid="002085f3" style:font-size-asian="13pt" style:font-weight-asian="bold" style:font-size-complex="13pt" style:font-weight-complex="bold"/>
    </style:style>
    <style:style style:name="P7" style:family="paragraph" style:parent-style-name="Table_20_Contents">
      <style:paragraph-properties fo:text-align="justify" style:justify-single-word="false"/>
      <style:text-properties fo:color="#ce181e" fo:font-size="13pt" fo:font-weight="bold" officeooo:rsid="0020b803" officeooo:paragraph-rsid="0020b803" style:font-size-asian="13pt" style:font-weight-asian="bold" style:font-size-complex="13pt" style:font-weight-complex="bold"/>
    </style:style>
    <style:style style:name="P8" style:family="paragraph" style:parent-style-name="Table_20_Contents">
      <style:paragraph-properties fo:text-align="justify" style:justify-single-word="false"/>
      <style:text-properties fo:color="#ce181e" fo:font-size="13pt" fo:font-weight="bold" officeooo:rsid="0020338d" officeooo:paragraph-rsid="0020338d" style:font-size-asian="13pt" style:font-weight-asian="bold" style:font-size-complex="13pt" style:font-weight-complex="bold"/>
    </style:style>
    <style:style style:name="P9" style:family="paragraph" style:parent-style-name="Table_20_Contents">
      <style:paragraph-properties fo:text-align="justify" style:justify-single-word="false"/>
      <style:text-properties fo:color="#ce181e" fo:font-size="13pt" fo:font-weight="bold" officeooo:rsid="001ffadc" officeooo:paragraph-rsid="001ffadc" style:font-size-asian="13pt" style:font-weight-asian="bold" style:font-size-complex="13pt" style:font-weight-complex="bold"/>
    </style:style>
    <style:style style:name="P10" style:family="paragraph" style:parent-style-name="Table_20_Contents">
      <style:paragraph-properties fo:text-align="justify" style:justify-single-word="false"/>
      <style:text-properties fo:color="#ce181e" fo:font-size="13pt" fo:font-weight="bold" style:font-size-asian="13pt" style:font-weight-asian="bold" style:font-size-complex="13pt" style:font-weight-complex="bold"/>
    </style:style>
    <style:style style:name="P11" style:family="paragraph" style:parent-style-name="Table_20_Contents">
      <style:paragraph-properties fo:text-align="justify" style:justify-single-word="false"/>
      <style:text-properties fo:color="#ce181e" fo:font-size="13pt" fo:font-weight="bold" officeooo:rsid="001f99a4" officeooo:paragraph-rsid="001f99a4" style:font-size-asian="13pt" style:font-weight-asian="bold" style:font-size-complex="13pt" style:font-weight-complex="bold"/>
    </style:style>
    <style:style style:name="P12" style:family="paragraph" style:parent-style-name="Table_20_Contents">
      <style:paragraph-properties fo:text-align="justify" style:justify-single-word="false"/>
      <style:text-properties fo:color="#ce181e" fo:font-size="13pt" fo:font-weight="bold" officeooo:rsid="0025bba0" officeooo:paragraph-rsid="0025bba0" style:font-size-asian="13pt" style:font-weight-asian="bold" style:font-size-complex="13pt" style:font-weight-complex="bold"/>
    </style:style>
    <style:style style:name="P13" style:family="paragraph" style:parent-style-name="Table_20_Contents">
      <style:paragraph-properties fo:text-align="center" style:justify-single-word="false"/>
      <style:text-properties fo:color="#fff200" style:font-name="LKLUG" fo:font-size="14pt" fo:font-weight="bold" officeooo:rsid="00278518" officeooo:paragraph-rsid="00278518" style:font-size-asian="14pt" style:font-weight-asian="bold" style:font-size-complex="14pt" style:font-weight-complex="bold"/>
    </style:style>
    <style:style style:name="P14" style:family="paragraph" style:parent-style-name="Table_20_Contents">
      <style:paragraph-properties fo:text-align="center" style:justify-single-word="false"/>
      <style:text-properties fo:color="#fff200" style:font-name="LKLUG" fo:font-size="14pt" fo:font-weight="bold" officeooo:rsid="001de7b2" officeooo:paragraph-rsid="001de7b2" style:font-size-asian="14pt" style:font-weight-asian="bold" style:font-size-complex="14pt" style:font-weight-complex="bold"/>
    </style:style>
    <style:style style:name="T1" style:family="text">
      <style:text-properties fo:font-weight="bold"/>
    </style:style>
    <style:style style:name="T2" style:family="text">
      <style:text-properties fo:font-weight="bold" officeooo:rsid="002085f3"/>
    </style:style>
    <style:style style:name="T3" style:family="text">
      <style:text-properties officeooo:rsid="001f99a4"/>
    </style:style>
    <style:style style:name="T4" style:family="text">
      <style:text-properties fo:font-style="italic"/>
    </style:style>
    <style:style style:name="T5" style:family="text">
      <style:text-properties officeooo:rsid="001ffadc"/>
    </style:style>
    <style:style style:name="T6" style:family="text">
      <style:text-properties officeooo:rsid="0020338d"/>
    </style:style>
    <style:style style:name="T7" style:family="text">
      <style:text-properties fo:color="#0066b3" style:font-name="LKLUG" fo:font-size="14pt" fo:font-weight="bold" officeooo:rsid="001de7b2" style:font-size-asian="14pt" style:font-weight-asian="bold" style:font-size-complex="14pt" style:font-weight-complex="bold"/>
    </style:style>
    <style:style style:name="T8" style:family="text">
      <style:text-properties fo:color="#000000"/>
    </style:style>
    <style:style style:name="T9" style:family="text">
      <style:text-properties fo:color="#000000" fo:font-weight="bold"/>
    </style:style>
    <style:style style:name="T10" style:family="text">
      <style:text-properties fo:color="#000000" fo:font-weight="bold" officeooo:rsid="002085f3"/>
    </style:style>
    <style:style style:name="T11" style:family="text">
      <style:text-properties fo:color="#000000" officeooo:rsid="0020b803"/>
    </style:style>
    <style:style style:name="T12" style:family="text">
      <style:text-properties officeooo:rsid="0025bb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Glossaire </text:span></text:p>
      <text:p text:style-name="P2"/>
      <text:p text:style-name="P2"/>
      <table:table table:name="Table1" table:style-name="Table1">
        <table:table-column table:style-name="Table1.A"/>
        <table:table-column table:style-name="Table1.B"/>
        <table:table-row>
          <table:table-cell table:style-name="Table1.A1" office:value-type="string">
            <text:p text:style-name="P13">Terme </text:p>
          </table:table-cell>
          <table:table-cell table:style-name="Table1.B1" office:value-type="string">
            <text:p text:style-name="P14">Définition </text:p>
          </table:table-cell>
        </table:table-row>
        <table:table-row>
          <table:table-cell table:style-name="Table1.A15" office:value-type="string">
            <text:p text:style-name="P10"/>
            <text:p text:style-name="P10">HTML </text:p>
          </table:table-cell>
          <table:table-cell table:style-name="Table1.B15" office:value-type="string">
            <text:p text:style-name="P4">HyperText Markup Language. En clair, c'est un langage (format de fichier) qui permet d'écrire des pages internet, et cela au moyen de <text:span text:style-name="Strong_20_Emphasis">balises</text:span> (Markup, en anglais). </text:p>
          </table:table-cell>
        </table:table-row>
        <table:table-row>
          <table:table-cell table:style-name="Table1.A15" office:value-type="string">
            <text:p text:style-name="P11">BALISE</text:p>
          </table:table-cell>
          <table:table-cell table:style-name="Table1.B15" office:value-type="string">
            <text:p text:style-name="P4"><text:span text:style-name="T3">M</text:span>arque fixe, alors que le mot <text:span text:style-name="T4">bouée</text:span> désigne une marque flottante</text:p>
            <text:p text:style-name="P4">servant de point de repère ou indiquant la voie à suivre</text:p>
          </table:table-cell>
        </table:table-row>
        <table:table-row>
          <table:table-cell table:style-name="Table1.A15" office:value-type="string">
            <text:p text:style-name="P11">CSS</text:p>
          </table:table-cell>
          <table:table-cell table:style-name="Table1.B15" office:value-type="string">
            <text:p text:style-name="P4">acronyme anglais de <text:span text:style-name="Emphasis">Cascading Style Sheets</text:span> qui peut se traduire par "feuilles de style en cascade"</text:p>
          </table:table-cell>
        </table:table-row>
        <table:table-row>
          <table:table-cell table:style-name="Table1.A15" office:value-type="string">
            <text:p text:style-name="P9"/>
            <text:p text:style-name="P9">D<text:span text:style-name="T6">éveloppement </text:span>W<text:span text:style-name="T6">eb</text:span></text:p>
          </table:table-cell>
          <table:table-cell table:style-name="Table1.B15" office:value-type="string">
            <text:p text:style-name="P4"><text:span text:style-name="T5">P</text:span>rogramm<text:span text:style-name="T5">ation</text:span> spécialisé<text:span text:style-name="T5">e</text:span>, ou expressément impliqué<text:span text:style-name="T5">e</text:span> dans le <text:span text:style-name="T1">développement</text:span> des applications du World Wide <text:span text:style-name="T1">Web</text:span>, ou des applications qui sont exécutées à partir d'un serveur <text:span text:style-name="T1">web</text:span> sur un navigateur <text:span text:style-name="T1">web</text:span> et qui utilisent le protocole HTTP comme vecteur de transmission de l'information.</text:p>
          </table:table-cell>
        </table:table-row>
        <table:table-row>
          <table:table-cell table:style-name="Table1.A15" office:value-type="string">
            <text:p text:style-name="P9"/>
            <text:p text:style-name="P9">HTTP</text:p>
          </table:table-cell>
          <table:table-cell table:style-name="Table1.B15" office:value-type="string">
            <text:p text:style-name="P4">Hypertext Transfer <text:span text:style-name="T1">Protocol</text:span> (traduction: <text:span text:style-name="T1">protocole</text:span> de transfert hypertexte). Ce <text:span text:style-name="T1">protocole</text:span> défini<text:span text:style-name="T5">t </text:span>la communication entre un client (exemple: navigateur) et un serveur sur le World Wide Web (WWW). L'ordinateur de l'internaute utilise le navigateur pour envoyer une requête à un serveur web.</text:p>
          </table:table-cell>
        </table:table-row>
        <table:table-row>
          <table:table-cell table:style-name="Table1.A15" office:value-type="string">
            <text:p text:style-name="P9">Java script </text:p>
          </table:table-cell>
          <table:table-cell table:style-name="Table1.B15" office:value-type="string">
            <text:p text:style-name="P4">langage informatique utilisé sur les pages web. Ce langage <text:span text:style-name="T5">a</text:span> la particularité de s'activer sur le poste client,</text:p>
          </table:table-cell>
        </table:table-row>
        <table:table-row>
          <table:table-cell table:style-name="Table1.A15" office:value-type="string">
            <text:p text:style-name="P9">Git </text:p>
          </table:table-cell>
          <table:table-cell table:style-name="Table1.B15" office:value-type="string">
            <text:p text:style-name="P4">prononce<text:span text:style-name="T5">r</text:span> « guite , logiciel de gestion de versions (Version Control System) qui suit l’évolution des fichiers sources et garde les anciennes versions de chacun d’eux sans rien écraser.</text:p>
          </table:table-cell>
        </table:table-row>
        <table:table-row>
          <table:table-cell table:style-name="Table1.A15" office:value-type="string">
            <text:p text:style-name="P9">Github </text:p>
          </table:table-cell>
          <table:table-cell table:style-name="Table1.B15" office:value-type="string">
            <text:p text:style-name="P4">est un service web d'hébergement et de gestion de développement de logiciels, utilisant le logiciel de gestion de versions <text:span text:style-name="T1">Git</text:span>.</text:p>
          </table:table-cell>
        </table:table-row>
        <table:table-row>
          <table:table-cell table:style-name="Table1.A15" office:value-type="string">
            <text:p text:style-name="P8"/>
            <text:p text:style-name="P8">Framework </text:p>
          </table:table-cell>
          <table:table-cell table:style-name="Table1.B15" office:value-type="string">
            <text:p text:style-name="P4">Un <text:span text:style-name="T1">framework</text:span> (ou <text:span text:style-name="Strong_20_Emphasis">infrastructure logicielle </text:span>en français ) désigne en programmation informatique un ensemble d'outils et de composants logiciels à la base d'un logiciel ou d'une application. C'est le framework, encore appelé structure logicielle en français, qui établit les fondations d'un logiciel ou son squelette applicatif.</text:p>
          </table:table-cell>
        </table:table-row>
        <table:table-row>
          <table:table-cell table:style-name="Table1.A15" office:value-type="string">
            <text:p text:style-name="P6">Algorithmique </text:p>
          </table:table-cell>
          <table:table-cell table:style-name="Table1.B15" office:value-type="string">
            <text:p text:style-name="P5">Domaine qui concerne les algorithmes</text:p>
          </table:table-cell>
        </table:table-row>
        <table:table-row>
          <table:table-cell table:style-name="Table1.A15" office:value-type="string">
            <text:p text:style-name="P6">Agorithme </text:p>
          </table:table-cell>
          <table:table-cell table:style-name="Table1.B15" office:value-type="string">
            <text:p text:style-name="P4">est une suite finie et non ambiguë d'opérations ou d'instructions permettant de résoudre un problème ou d'obtenir un résultat.</text:p>
          </table:table-cell>
        </table:table-row>
        <table:table-row>
          <table:table-cell table:style-name="Table1.A15" office:value-type="string">
            <text:p text:style-name="P6">Programme </text:p>
          </table:table-cell>
          <table:table-cell table:style-name="Table1.B15" office:value-type="string">
            <text:p text:style-name="P4"><text:span text:style-name="T2">(</text:span><text:a xlink:type="simple" xlink:href="https://fr.wikipedia.org/wiki/Informatique" text:style-name="Internet_20_link" text:visited-style-name="Visited_20_Internet_20_Link"><text:span text:style-name="T9">informatique</text:span></text:a><text:span text:style-name="T10">)</text:span><text:span text:style-name="T8"> est un ensemble d'opérations destinées à être exécutées par un </text:span><text:span text:style-name="T11">ordinateur.</text:span></text:p>
          </table:table-cell>
        </table:table-row>
        <table:table-row>
          <table:table-cell table:style-name="Table1.A15" office:value-type="string">
            <text:p text:style-name="P6"/>
            <text:p text:style-name="P6">Logigramme </text:p>
          </table:table-cell>
          <table:table-cell table:style-name="Table1.B15" office:value-type="string">
            <text:p text:style-name="P4">est un outil qui permet de visualiser de façon séquentielle et logique les actions à mener et les décisions à prendre pour atteindre un objectif défini. Il permet de décrire complètement une activité.</text:p>
            <text:p text:style-name="P4"/>
          </table:table-cell>
        </table:table-row>
        <text:soft-page-break/>
        <table:table-row>
          <table:table-cell table:style-name="Table1.A15" office:value-type="string">
            <text:p text:style-name="P7"/>
            <text:p text:style-name="P7">DOM</text:p>
          </table:table-cell>
          <table:table-cell table:style-name="Table1.B15" office:value-type="string">
            <text:p text:style-name="P4"><text:span text:style-name="Emphasis"><text:span text:style-name="Strong_20_Emphasis">Document Object Model</text:span></text:span> ou <text:span text:style-name="Strong_20_Emphasis">DOM</text:span> (pour modèle objet de document) est une interface de programmation pour les documents HTML, XML et SVG. Il fournit une représentation structurée du document sous forme d'un arbre et définit la façon dont la structure peut être manipulée par les programmes, en termes de style et de contenu. Le DOM représente le document comme un ensemble de nœuds et d'objets possédant des propriétés et des méthodes.</text:p>
          </table:table-cell>
        </table:table-row>
        <table:table-row>
          <table:table-cell table:style-name="Table1.A16" office:value-type="string">
            <text:p text:style-name="P12">Front end</text:p>
          </table:table-cell>
          <table:table-cell table:style-name="Table1.B16" office:value-type="string">
            <text:p text:style-name="P4">terme consacré qui désigne la partie publique du site web</text:p>
          </table:table-cell>
        </table:table-row>
        <table:table-row>
          <table:table-cell table:style-name="Table1.A17" office:value-type="string">
            <text:p text:style-name="P12">Back end</text:p>
          </table:table-cell>
          <table:table-cell table:style-name="Table1.B17" office:value-type="string">
            <text:p text:style-name="P4">parfois aussi appelé un arrière-plan est un terme désignant un étage de sortie d'un logiciel devant produire un résultat. On l'oppose au <text:span text:style-name="T1">front</text:span>-<text:span text:style-name="T1">end</text:span> (aussi appelé un frontal) qui lui est la partie visible d<text:span text:style-name="T12">u web</text:span> .</text:p>
          </table:table-cell>
        </table:table-row>
      </table:table>
      <text:p text:style-name="P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3:55.641996905</meta:creation-date>
    <dc:date>2019-01-22T11:05:12.925513586</dc:date>
    <meta:editing-duration>PT9M13S</meta:editing-duration>
    <meta:editing-cycles>5</meta:editing-cycles>
    <meta:generator>LibreOffice/6.0.7.3$Linux_X86_64 LibreOffice_project/00m0$Build-3</meta:generator>
    <meta:document-statistic meta:table-count="1" meta:image-count="0" meta:object-count="0" meta:page-count="3" meta:paragraph-count="38" meta:word-count="469" meta:character-count="3318" meta:non-whitespace-character-count="2565"/>
  </office:meta>
</office:document-meta>
</file>